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fo:font-weight="normal" officeooo:rsid="00018b90" officeooo:paragraph-rsid="00018b90" style:font-weight-asian="normal" style:font-weight-complex="normal"/>
    </style:style>
    <style:style style:name="P3" style:family="paragraph" style:parent-style-name="Standard" style:list-style-name="L2">
      <style:text-properties officeooo:paragraph-rsid="0001c59b"/>
    </style:style>
    <style:style style:name="P4" style:family="paragraph" style:parent-style-name="Standard">
      <style:text-properties officeooo:rsid="0001f979" officeooo:paragraph-rsid="0001f979"/>
    </style:style>
    <style:style style:name="P5" style:family="paragraph" style:parent-style-name="Standard">
      <style:text-properties fo:font-size="16pt" officeooo:rsid="0001f979" officeooo:paragraph-rsid="0001f979" style:font-size-asian="16pt" style:font-size-complex="16pt"/>
    </style:style>
    <style:style style:name="P6" style:family="paragraph" style:parent-style-name="Standard" style:list-style-name="L2">
      <style:text-properties officeooo:rsid="00029f73" officeooo:paragraph-rsid="00029f73"/>
    </style:style>
    <style:style style:name="T1" style:family="text">
      <style:text-properties officeooo:rsid="00018b90"/>
    </style:style>
    <style:style style:name="T2" style:family="text">
      <style:text-properties style:font-name="Roboto"/>
    </style:style>
    <style:style style:name="T3" style:family="text">
      <style:text-properties style:font-name="Roboto" officeooo:rsid="0001c59b"/>
    </style:style>
    <style:style style:name="T4" style:family="text">
      <style:text-properties style:font-name="Roboto" fo:font-weight="bold" style:font-weight-asian="bold" style:font-weight-complex="bold"/>
    </style:style>
    <style:style style:name="T5" style:family="text">
      <style:text-properties style:font-name="Roboto" fo:font-weight="normal" style:font-weight-asian="normal" style:font-weight-complex="normal"/>
    </style:style>
    <style:style style:name="T6" style:family="text">
      <style:text-properties style:font-name="Roboto" fo:font-weight="normal" officeooo:rsid="00018b90" style:font-weight-asian="normal" style:font-weight-complex="normal"/>
    </style:style>
    <style:style style:name="T7" style:family="text">
      <style:text-properties officeooo:rsid="0001c59b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Journal de bord</text:span></text:p>
      <text:p text:style-name="P4"><text:span text:style-name="T2"/></text:p>
      <text:list xml:id="list1306482670" text:style-name="L2">
        <text:list-item>
          <text:p text:style-name="P3"><text:span text:style-name="T2">Création du projet symfony full<text:line-break/></text:span></text:p>
        </text:list-item>
        <text:list-item>
          <text:p text:style-name="P3"><text:span text:style-name="T2">Création du Repository GitHub.<text:line-break/>-&gt; </text:span><text:a xlink:type="simple" xlink:href="https://github.com/VanstraelenMickael/bien_etre" text:style-name="Internet_20_link" text:visited-style-name="Visited_20_Internet_20_Link"><text:span text:style-name="T2">https://github.com/VanstraelenMickael/bien_etr</text:span></text:a><text:a xlink:type="simple" xlink:href="https://github.com/VanstraelenMickael/bien_etre" text:style-name="Internet_20_link" text:visited-style-name="Visited_20_Internet_20_Link"><text:span text:style-name="T3">e</text:span></text:a><text:span text:style-name="T3"><text:line-break/></text:span></text:p>
        </text:list-item>
        <text:list-item>
          <text:p text:style-name="P3"><text:span text:style-name="T2">Création du Trello<text:line-break/>-&gt; </text:span><text:a xlink:type="simple" xlink:href="https://trello.com/b/wMzf9CbE/bien-être" text:style-name="Internet_20_link" text:visited-style-name="Visited_20_Internet_20_Link"><text:span text:style-name="T2">https://trello.com/b/wMzf9CbE/bien-%C3%AAtre</text:span></text:a><text:span text:style-name="T2"><text:line-break/>-&gt; Obtention accès : </text:span><text:a xlink:type="simple" xlink:href="https://trello.com/invite/b/wMzf9CbE/cead3638dfb502c1d7978727a3da0e37/bien-être" text:style-name="Internet_20_link" text:visited-style-name="Visited_20_Internet_20_Link"><text:span text:style-name="T2">https://trello.com/invite/b/wMzf9CbE/cead3638dfb502c1d7978727a3da0e37/bien-%C3%AAtre</text:span></text:a><text:span text:style-name="T2"><text:line-break/></text:span></text:p>
        </text:list-item>
        <text:list-item>
          <text:p text:style-name="P3"><text:span text:style-name="T2">Commencement de la Priorité 1 :</text:span></text:p>
          <text:list>
            <text:list-item>
              <text:p text:style-name="P3"><text:span text:style-name="T4">CU01 Afficher la page du site Bien-Être<text:line-break/></text:span><text:span text:style-name="T6">Création des cartes sur le Trello basé sur le CU01.<text:line-break/></text:span></text:p>
            </text:list-item>
            <text:list-item>
              <text:p text:style-name="P6"><text:span text:style-name="T6">R</text:span><text:span text:style-name="T5">éalisation de la template globale et de ses boutons sur figma</text:span></text:p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05:28.056000000</meta:creation-date>
    <dc:date>2021-12-07T21:17:39.670000000</dc:date>
    <meta:editing-duration>PT4H12M14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7" meta:word-count="64" meta:character-count="499" meta:non-whitespace-character-count="444"/>
  </office:meta>
</office:document-meta>
</file>